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Times1" svg:font-family="Times" style:font-family-generic="roman"/>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break-before="page"/>
      <style:text-properties fo:font-style="italic" style:font-style-asian="italic" style:font-style-complex="italic"/>
    </style:style>
    <style:style style:name="P7" style:family="paragraph" style:parent-style-name="Heading_20_2">
      <style:text-properties style:font-name="Times1" fo:font-size="12pt" fo:font-style="normal" fo:font-weight="normal" style:font-size-asian="10.5pt" style:font-style-asian="normal" style:font-weight-asian="normal" style:font-size-complex="12pt" style:font-style-complex="normal" style:font-weight-complex="normal"/>
    </style:style>
    <style:style style:name="P8" style:family="paragraph" style:parent-style-name="Text_20_body">
      <style:text-properties style:font-name="Times1" fo:font-size="12pt" fo:font-style="normal" fo:font-weight="normal" style:font-size-asian="10.5pt" style:font-style-asian="normal" style:font-weight-asian="normal" style:font-size-complex="12pt" style:font-style-complex="normal" style:font-weight-complex="normal"/>
    </style:style>
    <style:style style:name="T1" style:family="text">
      <style:text-properties fo:font-size="12pt" fo:font-weight="normal" style:font-size-asian="10.5pt" style:font-weight-asian="normal" style:font-size-complex="12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 Magin</text:p>
      <text:p text:style-name="P1">CS 685</text:p>
      <text:p text:style-name="P1">Architecture Project</text:p>
      <text:p text:style-name="P1"/>
      <text:p text:style-name="P2">Robot.c</text:p>
      <text:p text:style-name="P2"/>
      <text:p text:style-name="P2"/>
      <text:h text:style-name="Heading_20_2" text:outline-level="2">Background</text:h>
      <text:p text:style-name="P3"><text:tab/>This assignment was an open-ended project designed to improve the architecture used in CS 685. <text:s/>This could be done in many different ways, however, I decided to port the popular Robot.java code into the C language (i.e. Robot.c).</text:p>
      <text:p text:style-name="P3"/>
      <text:p text:style-name="P4">Objectives</text:p>
      <text:p text:style-name="P4"><text:tab/><text:span text:style-name="T1">The objectives of this project were quite simple. <text:s/>As a goal, my objective was to create a fully functional copy of the Robot.java code in C. <text:s/>Particular emphasis was placed on making the Robot.c code as similar to the Robot.java code as possible. <text:s/>This was designed for several reasons. <text:s/>For example, it aids in maintainability, allows users to more easily move between the two variants, and makes bug tracking easier. <text:s/>On a personal level, I also hoped to become more familiar with the Pioneer 3dx robots, and to better understand their communications protocol/Interface Control Document (ICD). <text:s/></text:span></text:p>
      <text:p text:style-name="P3"/>
      <text:h text:style-name="Heading_20_2" text:outline-level="2">Design</text:h>
      <text:p text:style-name="Text_20_body"><text:tab/>As mentioned in the Objectives section, emphasis was placed on trying to make Robot.c as similar to Robot.java as possible. <text:s/>Because of this design decision, it is used in much the same way that Robot.java is used. <text:s/>Robot.c communicates with the Serial Daemon. <text:s/>Thus the robot code sends TCP/IP packets over a socket to the Serial Daemon, which in turn sends the messages out the serial port to the the robot. <text:s/></text:p>
      <text:p text:style-name="Text_20_body"><text:tab/>Certain concessions had to be made in the use of the robot code, due to the fundamental differences between the C and java languages. <text:s/>The most significant differences in use were due to the fact that C is procedural programming language, as apposed to java, which is an object oriented language. <text:s/>A very simple usage example is shown below in Figure 1:</text:p>
      <text:p text:style-name="Text_20_body"/>
      <text:p text:style-name="P6">...</text:p>
      <text:p text:style-name="P5"><text:s text:c="4"/>setVerbose(true);</text:p>
      <text:p text:style-name="P5"><text:s text:c="4"/>initialize();</text:p>
      <text:p text:style-name="P5"><text:s text:c="4"/>connectToBot("localhost", 3500);</text:p>
      <text:p text:style-name="P5"><text:s text:c="4"/>setupBotConnection();</text:p>
      <text:p text:style-name="P5"><text:s text:c="4"/>sleep(1);</text:p>
      <text:p text:style-name="P5"><text:s text:c="4"/>printf("enabling the sonars\n");</text:p>
      <text:p text:style-name="P5"><text:s text:c="4"/>enableSonars(true);</text:p>
      <text:p text:style-name="P5"><text:s text:c="4"/>enableMotors(true);</text:p>
      <text:p text:style-name="P5"><text:s text:c="4"/>printf("setting velocity to 20\n");</text:p>
      <text:p text:style-name="P5"><text:s text:c="4"/>setv((short)20);</text:p>
      <text:p text:style-name="P5"><text:s text:c="4"/>while(!isValidData())</text:p>
      <text:p text:style-name="P5"><text:s text:c="4"/>{</text:p>
      <text:p text:style-name="P5"><text:s text:c="8"/>sleep(0.5);</text:p>
      <text:p text:style-name="P5"><text:s text:c="4"/>}</text:p>
      <text:p text:style-name="P5"><text:s text:c="4"/>int i=0;</text:p>
      <text:p text:style-name="P5"><text:s text:c="4"/>for(i=0;i&lt;10;++i)</text:p>
      <text:p text:style-name="P5"><text:s text:c="4"/>{</text:p>
      <text:p text:style-name="P5"><text:s text:c="8"/>int i;</text:p>
      <text:p text:style-name="P5"><text:s text:c="8"/>printf("\n\n New Data:\n");</text:p>
      <text:p text:style-name="P5"><text:s text:c="8"/>for(i=0; i&lt;32; ++i)</text:p>
      <text:p text:style-name="P5"><text:s text:c="8"/>{</text:p>
      <text:p text:style-name="P5"><text:s text:c="12"/>printf("sonars[%d] = %f\n", i, sonars[i]);</text:p>
      <text:p text:style-name="P5"><text:s text:c="8"/>}</text:p>
      <text:p text:style-name="P5"><text:s text:c="8"/>sleep(10);</text:p>
      <text:p text:style-name="P5"><text:s text:c="4"/>} <text:s text:c="3"/>enableSonars(false);</text:p>
      <text:p text:style-name="P5"><text:s text:c="4"/>sleep(30);</text:p>
      <text:p text:style-name="P5"><text:s text:c="4"/>destroy();</text:p>
      <text:p text:style-name="P5">...</text:p>
      <text:p text:style-name="Text_20_body">Figure 1: <text:s/>Sample usage code</text:p>
      <text:h text:style-name="P7" text:outline-level="2"/>
      <text:p text:style-name="P8"><text:tab/>To create a “robot”, a user must call initialize(). <text:s/>This is synonymous to the constructor in the Robot.java class. <text:s/>It initializes the software memory and state. <text:s/>The next step is to connect with the Serial Daemon, which is done with the connectToBot method. <text:s/>The last step in the setup of Robot.c is to call the setupBotConnection() method. <text:s/>This method is responsible for fully establishing the connection with the robot, and getting it ready to communicate over. <text:s/>The setupBotConnection method entails performing the three synchronization calls to the robot (SYNC0, SYNC1, SYNC2), and retrieving the startup message from the robot, which includes the robot's name, class, and subclass. <text:s/>Finally, setupBotConnection also sends the command to the robot to open the connection on the robot's side. <text:s/>The robot, and the robot code, are now ready to be commanded. <text:s/>The sample code then goes on to enable the sonar sensors, enable the motors, set the velocity, and retrieve the sonar values. <text:s/>As you can see, this is remarkably similar to the usage of the Robot.java code. <text:s/></text:p>
      <text:h text:style-name="Heading_20_2" text:outline-level="2">Problems &amp; Challenges</text:h>
      <text:p text:style-name="Text_20_body"><text:tab/>As I have mentioned in several parts of this document, I tried to keep the Robot.c file as similar as possible to Robot.java's structure. <text:s/>This was both an aid, and a hindrance. <text:s/>It was an aid because it provided a good starting point for code. <text:s/>It also allowed me to compare to a known working version of code. <text:s/>It was a serious setback though because there are several concerns in C that are nonexistent in java. <text:s/>One concern is how to switch from an object-oriented design to a procedural one. <text:s/>This provided a challenge during the design phase, but was more or less a non-issue once coding/debug was begun. <text:s/>The larger challenge was with memory management. <text:s/>While java allows a user to create new objects wherever necessary, and to let the garbage collector clean up the memory when it is no longer used, C requires that memory allocation and destruction be very much intentional. <text:s/>In addition, since code was ported (as apposed to rewriting from scratch), several errors occurred due to “fat-fingering” when the translation from java to C was done. <text:s/></text:p>
      <text:h text:style-name="Heading_20_2" text:outline-level="2">Limitations</text:h>
      <text:p text:style-name="Text_20_body"><text:tab/>While most of the functionalities are working, some are not. <text:s/>The code is able to connect with the serial daemon and the robot itself. <text:s/>It is able to complete all the setup procedures, including sending and receiving the synchronization packets, and receiving the robot's name information. <text:s/>The commands to turn the sonars on and off work correctly, as well as reseting the robot's position back to zero. <text:s/>Unfortunately, the commands to turn on the robot's motors are still not working. <text:s/>It appears that the robot is just not honoring the commands. <text:s/>It is acting like the checksum is wrong, as the robot will just ignore any message with an incorrect checksum. <text:s/>That being said, I have tried the checksum method from Robot.java, and also the one in the Pioneer manual, with the same results in both cases. <text:s/>In addition, the checksum works correctly for the sonars functionalities and the SIP (status packets from the robot). <text:s/>I have also verified that the packet being sent to the robot is correct. <text:s/>This was verified in the Serial Daemon output. <text:s/>So I can see that the message sent to the robot is correct according to the Pioneer manual.</text:p>
      <text:p text:style-name="Text_20_body"><text:tab/>Finally, the existing limitations in the Robot.java/Serial Daemon code are still evident in Robot.c. <text:s/>Specifically, sonar 13 is still returning no data, and the off-by-three checksum errors, are present in Robot.c as well. <text:s/>It is worth noting that in earlier projects I noticed that sonar 13 was returning good data when using Player. <text:s/></text:p>
      <text:p text:style-name="Text_20_body"/>
      <text:h text:style-name="Heading_20_2" text:outline-level="2">Conclusions</text:h>
      <text:p text:style-name="Text_20_body"><text:tab/>I am definitely a lot more familiar with the Pioneer robots, and I have learned a lot about the ICD to the robots. <text:s/>The implemented code also is very similar to Robot.java, so the user benefits are present there. <text:s/>Obviously this project was not a complete success, since the motors cannot be enabled, however, I have verified that the correct messages are being sent to the robot, and that the Robot.c code appears to be functioning correctly. <text:s/>All that being said, this work provides a very strong spring-board position for anyone else hoping to use C to communicate with the Pioneer robot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Times1" svg:font-family="Times" style:font-family-generic="roman"/>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Tim Magin</meta:initial-creator>
    <meta:creation-date>2007-10-10T22:47:58</meta:creation-date>
    <dc:creator>Tim Magin</dc:creator>
    <dc:date>2007-12-09T17:00:20</dc:date>
    <dc:language>en-US</dc:language>
    <meta:editing-cycles>10</meta:editing-cycles>
    <meta:editing-duration>PT2H31M38S</meta:editing-duration>
    <meta:user-defined meta:name="Info 1"/>
    <meta:user-defined meta:name="Info 2"/>
    <meta:user-defined meta:name="Info 3"/>
    <meta:user-defined meta:name="Info 4"/>
    <meta:document-statistic meta:table-count="0" meta:image-count="0" meta:object-count="0" meta:page-count="4" meta:paragraph-count="49" meta:word-count="1070" meta:character-count="6508"/>
  </office:meta>
</office:document-meta>
</file>